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title">
      <style:graphic-properties fo:min-height="5.209cm"/>
      <style:paragraph-properties style:writing-mode="lr-tb"/>
    </style:style>
    <style:style style:name="pr2" style:family="presentation" style:parent-style-name="Обычный-subtitle" style:list-style-name="L3">
      <style:graphic-properties draw:fill-color="#ffffff" fo:min-height="4.819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-color="#ffffff"/>
      <style:paragraph-properties fo:margin-left="0cm" fo:margin-right="0cm" fo:text-align="center" fo:text-indent="0cm" style:writing-mode="lr-tb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2" draw:layer="layout" svg:width="25.199cm" svg:height="5.209cm" svg:x="1.407cm" svg:y="1.291cm" presentation:class="title" presentation:user-transformed="true">
          <draw:text-box>
            <text:p text:style-name="P1">Курс СBDS01<text:line-break/>Основы цифровой схемотехники<text:line-break/>(базовый)</text:p>
          </draw:text-box>
        </draw:frame>
        <draw:frame presentation:style-name="pr2" draw:text-style-name="P4" draw:layer="layout" svg:width="25.199cm" svg:height="4.819cm" svg:x="1.407cm" svg:y="8cm">
          <draw:text-box>
            <text:p text:style-name="P3">Лекция 7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2-20T06:40:54.548000000</dc:date>
    <meta:editing-duration>PT27S</meta:editing-duration>
    <meta:editing-cycles>1</meta:editing-cycles>
    <meta:document-statistic meta:object-count="25"/>
    <meta:generator>LibreOffice/7.4.5.1$Windows_X86_64 LibreOffice_project/9c0871452b3918c1019dde9bfac75448afc4b57f</meta:generator>
  </office:meta>
</office:document-meta>
</file>